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.528cm"/>
          <style:tab-stop style:position="9.327cm"/>
          <style:tab-stop style:position="12.988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2.91cm"/>
          <style:tab-stop style:position="9.327cm"/>
          <style:tab-stop style:position="12.988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>
        <style:tab-stops>
          <style:tab-stop style:position="3.992cm"/>
          <style:tab-stop style:position="9.327cm"/>
          <style:tab-stop style:position="12.988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3.528cm"/>
          <style:tab-stop style:position="9.327cm"/>
          <style:tab-stop style:position="12.988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2.845cm"/>
          <style:tab-stop style:position="9.327cm"/>
          <style:tab-stop style:position="12.988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2.845cm"/>
          <style:tab-stop style:position="9.349cm"/>
          <style:tab-stop style:position="12.988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2.845cm"/>
          <style:tab-stop style:position="9.327cm"/>
          <style:tab-stop style:position="12.988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2.845cm"/>
          <style:tab-stop style:position="9.349cm"/>
          <style:tab-stop style:position="12.988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50%"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2.845cm"/>
          <style:tab-stop style:position="9.327cm"/>
          <style:tab-stop style:position="12.988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line-height="100%">
        <style:tab-stops>
          <style:tab-stop style:position="0.376cm"/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2.845cm"/>
          <style:tab-stop style:position="9.327cm"/>
          <style:tab-stop style:position="12.988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50%"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00%">
        <style:tab-stops>
          <style:tab-stop style:position="0.376cm"/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00%">
        <style:tab-stops>
          <style:tab-stop style:position="0.376cm"/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00%"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>
        <style:tab-stops>
          <style:tab-stop style:position="0.376cm"/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2.845cm"/>
          <style:tab-stop style:position="9.327cm"/>
          <style:tab-stop style:position="12.988cm"/>
        </style:tab-stops>
      </style:paragraph-properties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50%">
        <style:tab-stops>
          <style:tab-stop style:position="3.528cm"/>
          <style:tab-stop style:position="5.159cm"/>
          <style:tab-stop style:position="9.327cm"/>
          <style:tab-stop style:position="12.988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Header">
      <style:paragraph-properties fo:line-height="150%"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Header">
      <style:paragraph-properties fo:line-height="100%"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Header">
      <style:paragraph-properties fo:line-height="100%">
        <style:tab-stops>
          <style:tab-stop style:position="3.528cm"/>
          <style:tab-stop style:position="4.851cm"/>
          <style:tab-stop style:position="9.327cm"/>
          <style:tab-stop style:position="12.988cm"/>
        </style:tab-stops>
      </style:paragraph-properties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paragraph-properties fo:break-before="page">
        <style:tab-stops>
          <style:tab-stop style:position="3.528cm"/>
          <style:tab-stop style:position="9.327cm"/>
          <style:tab-stop style:position="12.988cm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11.091cm"/>
          <style:tab-stop style:position="14.04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ČESKÁ REPUBLIKA</text:p>
      <text:p text:style-name="P1"/>
      <text:p text:style-name="P34"><text:span text:style-name="T2"/></text:p>
      <text:p text:style-name="P10"/>
      <text:p text:style-name="P28">PROTOKOL O STÁTNÍ ZKOUŠCE</text:p>
      <text:p text:style-name="P2"/>
      <text:p text:style-name="P5">Jméno a příjmení:<text:tab/><text:span text:style-name="T3">{student_name}</text:span><text:tab/>Místo narození:<text:tab/>{birth_place}</text:p>
      <text:p text:style-name="P5">Dátum narození:<text:tab/>{birth_date}<text:tab/>Státní príslušnost:<text:tab/>{nationality}</text:p>
      <text:p text:style-name="P5">Rodné čislo:<text:tab/>{identity_number}<text:tab/></text:p>
      <text:p text:style-name="P5">Dátum konaní SZ:<text:tab/>{exam_date}</text:p>
      <text:p text:style-name="P3"/>
      <text:p text:style-name="P7">Komisie pro státní zkoušky:</text:p>
      <text:p text:style-name="P8">Předseda:<text:tab/><text:span text:style-name="T2">{chairman}</text:span></text:p>
      <text:p text:style-name="P8">Místopředseda:<text:tab/><text:span text:style-name="T2">{vice_chairman}</text:span></text:p>
      <text:p text:style-name="P8">Členové:<text:tab/></text:p>
      <text:section text:style-name="Sect1" text:name="Oblasť3">
        <text:p text:style-name="P26">[!-- BEGIN commission_members --]<text:tab/>{member}[!-- END commission_members --]</text:p>
        <text:p text:style-name="P26"/>
        <text:p text:style-name="P26"/>
      </text:section>
      <text:p text:style-name="P19"/>
      <text:p text:style-name="P8">Tajemník:<text:tab/><text:span text:style-name="T2">{secretary}</text:span></text:p>
      <text:p text:style-name="P11"/>
      <text:p text:style-name="P9">Prubeh SZZ:<text:tab/><text:span text:style-name="T2">1. obhajoba:<text:tab/>{obhajoba_grade}</text:span></text:p>
      <text:p text:style-name="P12"><text:tab/>2. odborný blok:<text:tab/>{overall_subjects_grade}</text:p>
      <text:p text:style-name="P9"><text:tab/></text:p>
      <text:p text:style-name="P9"><text:tab/>Celkový výsledek SZZ:<text:tab/>{overall_result}</text:p>
      <text:p text:style-name="P3"/>
      <text:p text:style-name="P3"/>
      <text:p text:style-name="P6"><text:span text:style-name="T1">Podpis předsedy:</text:span> <text:tab/>…..............................</text:p>
      <text:p text:style-name="P6"><text:span text:style-name="T1">Podpis místopředsedy:<text:tab/></text:span>…..............................</text:p>
      <text:p text:style-name="P15">Podpisy členu komise:</text:p>
      <text:section text:style-name="Sect1" text:name="Oblasť2">
        <text:p text:style-name="P30">[!-- BEGIN signatures --]{professor_name}: <text:s text:c="2"/>.............................</text:p>
        <text:p text:style-name="P27">[!-- END signatures --]</text:p>
        <text:p text:style-name="P13"/>
        <text:p text:style-name="P13"/>
        <text:p text:style-name="P20"/>
      </text:section>
      <text:p text:style-name="P20">Podpis tajemníka:<text:span text:style-name="T4"> <text:s text:c="2"/>.............................</text:span></text:p>
      <text:section text:style-name="Sect2" text:name="Oblasť1">
        <text:p text:style-name="P18"/>
        <text:p text:style-name="P18">V {exam_place} dne {exam_date}</text:p>
        <text:p text:style-name="P18"/>
        <text:p text:style-name="P33">Dátum konaní SZ:<text:tab/>{exam_date}</text:p>
        <text:p text:style-name="P3"/>
        <text:p text:style-name="P7">Komisie pro státní zkoušky:</text:p>
        <text:p text:style-name="P7"/>
        <text:p text:style-name="P7">Předseda:<text:tab/><text:span text:style-name="T2">{chairman}</text:span></text:p>
        <text:p text:style-name="P7">Místopředseda:<text:tab/><text:span text:style-name="T2">{vice_chairman}</text:span></text:p>
        <text:p text:style-name="P8">Členové:<text:tab/></text:p>
        <text:section text:style-name="Sect1" text:name="Oblasť4">
          <text:p text:style-name="P26">[!-- BEGIN commission_members_2 --]<text:tab/>{member}[!-- END commission_members_2 --]</text:p>
          <text:p text:style-name="P26"/>
          <text:p text:style-name="P26"/>
        </text:section>
        <text:p text:style-name="P19"/>
        <text:p text:style-name="P16">Tajemník:<text:span text:style-name="T2"><text:tab/>{secretary}</text:span></text:p>
        <text:p text:style-name="P18"/>
        <text:p text:style-name="P23">1. Obhajoba bakalářské práce:</text:p>
        <text:p text:style-name="P21">Téma: <text:tab/><text:tab/>{bc_theme}</text:p>
        <text:p text:style-name="P21">Hodnocení vedoucího BP: <text:tab/>{veduci_grade}</text:p>
        <text:p text:style-name="P21">Hodnocení oponenta BP: <text:tab/>{oponent_grade}</text:p>
        <text:p text:style-name="P17">Celkové hodnocení:<text:tab/><text:tab/>{obhajoba_grade}</text:p>
        <text:p text:style-name="P21"/>
        <text:p text:style-name="P22">2. Odborný blok</text:p>
        <text:p text:style-name="P31">[!-- BEGIN subjects_legend --]{subject_legend}[!-- END subjects_legend --]</text:p>
        <text:p text:style-name="P24">Číslo otázky a její znění: {question_number}</text:p>
        <text:p text:style-name="P31">[!-- BEGIN questions --]</text:p>
        <text:p text:style-name="P31">{pos} {subject_shortname}: {question}[!-- END questions --]</text:p>
        <text:p text:style-name="P31">[!-- BEGIN questions_result --]</text:p>
        <text:p text:style-name="P31">{pos}{subject_shortname}<text:tab/>{subject_result}[!-- END questions_result --]</text:p>
        <text:p text:style-name="P32">Celkové hodnocení:<text:tab/>{overall_subjects_grade}</text:p>
        <text:p text:style-name="P31"/>
        <text:p text:style-name="P4"><text:span text:style-name="T1">Podpis předsedy:</text:span> <text:tab/><text:tab/>…..............................</text:p>
        <text:p text:style-name="P4"/>
        <text:p text:style-name="P4"><text:span text:style-name="T1">Podpis místopředsedy:<text:tab/><text:tab/></text:span>…..............................</text:p>
        <text:p text:style-name="P14"/>
        <text:p text:style-name="P14">Podpisy členu komise:</text:p>
        <text:section text:style-name="Sect1" text:name="Oblasť5">
          <text:p text:style-name="P30">[!-- BEGIN signatures_2 --]{professor_name}: <text:s text:c="2"/>.............................</text:p>
          <text:p text:style-name="P27">[!-- END signatures_2 --]</text:p>
          <text:p text:style-name="P13"/>
          <text:p text:style-name="P13"/>
          <text:p text:style-name="P20"/>
        </text:section>
        <text:p text:style-name="P20">Podpis tajemníka:<text:span text:style-name="T4"> <text:s text:c="2"/>.............................</text:span></text:p>
        <text:p text:style-name="P25"/>
        <text:p text:style-name="P25">V {exam_place} dne {exam_date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_64 LibreOffice_project/420m0$Build-1</meta:generator>
    <meta:initial-creator>Cyril PIERRE de GEYERR</meta:initial-creator>
    <meta:creation-date>2008-09-02T10:04:05</meta:creation-date>
    <dc:date>2014-06-13T22:08:32.336970251</dc:date>
    <meta:editing-cycles>180</meta:editing-cycles>
    <meta:editing-duration>PT11H19S</meta:editing-duration>
    <meta:document-statistic meta:table-count="0" meta:image-count="0" meta:object-count="0" meta:page-count="2" meta:paragraph-count="50" meta:word-count="200" meta:character-count="1863" meta:non-whitespace-character-count="1703"/>
    <meta:user-defined meta:name="Info 1"/>
    <meta:user-defined meta:name="Info 2"/>
    <meta:user-defined meta:name="Info 3"/>
    <meta:user-defined meta:name="Info 4"/>
  </office:meta>
</office:document-meta>
</file>